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7551" officeooo:paragraph-rsid="00097551"/>
    </style:style>
    <style:style style:name="P2" style:family="paragraph" style:parent-style-name="Standard">
      <style:paragraph-properties fo:text-align="start" style:justify-single-word="false"/>
      <style:text-properties officeooo:rsid="00097551" officeooo:paragraph-rsid="00097551"/>
    </style:style>
    <style:style style:name="P3" style:family="paragraph" style:parent-style-name="Standard">
      <style:paragraph-properties fo:text-align="start" style:justify-single-word="false"/>
      <style:text-properties officeooo:rsid="000a5b89" officeooo:paragraph-rsid="000a5b89"/>
    </style:style>
    <style:style style:name="P4" style:family="paragraph" style:parent-style-name="Standard">
      <style:paragraph-properties fo:text-align="start" style:justify-single-word="false"/>
      <style:text-properties officeooo:rsid="000ca037" officeooo:paragraph-rsid="000cf00e"/>
    </style:style>
    <style:style style:name="P5" style:family="paragraph" style:parent-style-name="Standard">
      <style:paragraph-properties fo:text-align="start" style:justify-single-word="false"/>
      <style:text-properties officeooo:rsid="000cf00e" officeooo:paragraph-rsid="000cf00e"/>
    </style:style>
    <style:style style:name="P6" style:family="paragraph" style:parent-style-name="Standard">
      <style:paragraph-properties fo:text-align="start" style:justify-single-word="false"/>
      <style:text-properties officeooo:rsid="00102fb9" officeooo:paragraph-rsid="00102fb9"/>
    </style:style>
    <style:style style:name="P7" style:family="paragraph" style:parent-style-name="Standard">
      <style:paragraph-properties fo:text-align="start" style:justify-single-word="false"/>
      <style:text-properties officeooo:rsid="0010f319" officeooo:paragraph-rsid="0010f319"/>
    </style:style>
    <style:style style:name="P8" style:family="paragraph" style:parent-style-name="Standard">
      <style:paragraph-properties fo:text-align="start" style:justify-single-word="false"/>
      <style:text-properties officeooo:rsid="00116643" officeooo:paragraph-rsid="00116643"/>
    </style:style>
    <style:style style:name="T1" style:family="text">
      <style:text-properties officeooo:rsid="000a5b89"/>
    </style:style>
    <style:style style:name="T2" style:family="text">
      <style:text-properties officeooo:rsid="000ca60f"/>
    </style:style>
    <style:style style:name="T3" style:family="text">
      <style:text-properties officeooo:rsid="000cf00e"/>
    </style:style>
    <style:style style:name="T4" style:family="text">
      <style:text-properties officeooo:rsid="000e6283"/>
    </style:style>
    <style:style style:name="T5" style:family="text">
      <style:text-properties officeooo:rsid="000eb116"/>
    </style:style>
    <style:style style:name="T6" style:family="text">
      <style:text-properties officeooo:rsid="00102fb9"/>
    </style:style>
    <style:style style:name="T7" style:family="text">
      <style:text-properties officeooo:rsid="001166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1</text:p>
      <text:p text:style-name="P1">Understanding the Basics</text:p>
      <text:p text:style-name="P2"/>
      <text:p text:style-name="P2"/>
      <text:p text:style-name="P2">Context-setting</text:p>
      <text:p text:style-name="P2">-&gt; what is going on in this world? What are we concerned about?</text:p>
      <text:p text:style-name="P2"/>
      <text:p text:style-name="P2">Setting scope: Basics of web-development: Server and Browser, HTML, CSS, Javascript</text:p>
      <text:p text:style-name="P2"/>
      <text:p text:style-name="P2">Traditional development. An Example. Problems. </text:p>
      <text:p text:style-name="P2"/>
      <text:p text:style-name="P2">New idea: Creating SPAs using Javascript. An Example. Problems</text:p>
      <text:p text:style-name="P2"/>
      <text:p text:style-name="P2">Solution: Stop interacting with DOM, <text:span text:style-name="T1">but How?</text:span></text:p>
      <text:p text:style-name="P3">Two new algorithms.</text:p>
      <text:p text:style-name="P3">Overall Landscape. What these algorithms are?</text:p>
      <text:p text:style-name="P3"/>
      <text:p text:style-name="P3">React: An example.</text:p>
      <text:p text:style-name="P2"/>
      <text:p text:style-name="P2">----------------------</text:p>
      <text:p text:style-name="P4">Internet has been one of the biggest breakthroughs of human history. <text:span text:style-name="T2">It has helped solve the problems like remote communication and information passing. One of the key forms of passing information widely used is through web: Information is published in public domain </text:span><text:span text:style-name="T3">with an option to users for passing data back to publisher.</text:span></text:p>
      <text:p text:style-name="P4"/>
      <text:p text:style-name="P4"><text:span text:style-name="T2">Getting too technical? Let’s simplify that: Websites have been a revolution!</text:span></text:p>
      <text:p text:style-name="P4"><text:span text:style-name="T2">In past few decades, the requirement of online presence has only been going up. This means more and more websites coming up. Which means lots and lots of code </text:span><text:span text:style-name="T3">being written and maintained behind the scenes. We intend to learn one of the modern libraries: React, used to creating a web-development project of our own, but let’s take a step back and understand what web-development’s history and biology has been so far.</text:span></text:p>
      <text:p text:style-name="P4"/>
      <text:p text:style-name="P5">You might already know that web-development is concerned with creating websites for internet. A “web”-”site” is generally a site or place where your one or more web-pages are being kept. These web pages are often linked to each other. You probably also know what t<text:span text:style-name="T4">ypically t</text:span>he contents of a web page are: HTML/CSS/JavaScript. Now important thing to remind ourselves is that these web pages are hosted by a server, which has an IP address mapped to a domain name so users can easily find it. And once user fetches these web pages, he/she has a web-browser installed on his/her machine to make sense of these pages. Often making sense means rendering them beautifully on screen, <text:span text:style-name="T4">showing user the required information</text:span> and prompting user to take certain actions. <text:span text:style-name="T4">The user’s machine is called “client” and </text:span><text:span text:style-name="T5">the machine </text:span><text:span text:style-name="T4">serving the files, is called, not-so-surprisingly, </text:span><text:span text:style-name="T5">a </text:span><text:span text:style-name="T4">“server”. </text:span><text:span text:style-name="T5">A client can make requests and server serves them with responses: each response can be a web page. </text:span><text:span text:style-name="T6">Takeaway from this discussion should be: we’re interested in “web-pages” being served and “browser”, which is responsible for rendering these web-pages.</text:span></text:p>
      <text:p text:style-name="P5"/>
      <text:p text:style-name="P5">&lt;&lt;&lt;&lt;<text:span text:style-name="T4">Diagram 1: Client-Server interaction&gt;&gt;&gt;&gt;&gt;</text:span></text:p>
      <text:p text:style-name="P4"/>
      <text:p text:style-name="P6"/>
      <text:p text:style-name="P6">A web-browser is a masterpiece of software. User just gives input stating what it wants, and browser talks to servers to fulfill that request. It also reads the response and renders it for the user. Sometimes the process is so seamless that user can forget/ignore ALL underlying layers: web pages <text:soft-page-break/>being fetched, transmissions occurring over machines, rendering, etc. To end user, it’s just click of a link which has landed her to right piece of information.</text:p>
      <text:p text:style-name="P6"/>
      <text:p text:style-name="P6">Let’s recap all of this again: A developer CREATES a website. A server is started whose sole purpose could be to serve that website. Users can SEE and INTERACT with the website via web-browser.</text:p>
      <text:p text:style-name="P6">As a developer, all we <text:span text:style-name="T7">need</text:span> be concerned about is development part of the website. A server can serve it just like any other website. A browser can render it just like any website. Let’s focus on development: How are websites created?</text:p>
      <text:p text:style-name="P6"/>
      <text:p text:style-name="P7">Check out some websites. There are few things you’ll observe: Structure of the content, styling of the content and how content is changing when we’re interacting with it. Each of these parts is taken care of by a different language: There’s HTML for structure, CSS for styling and JavaScript to control the dynamics of the page. <text:span text:style-name="T7">A simple web page can look something like this:</text:span></text:p>
      <text:p text:style-name="P7"/>
      <text:p text:style-name="P7">&lt;&lt;&lt; <text:span text:style-name="T7">a_simple_web_page.html&gt;&gt;&gt;&gt;&gt;</text:span></text:p>
      <text:p text:style-name="P7"/>
      <text:p text:style-name="P8">You might have seen hundreds of these. You might have developed some of these as well. So what’s the deal? What’s stopping us from calling ourselves “king of the internet” when we can write HTML and CSS and JavaScript?</text:p>
      <text:p text:style-name="P8"/>
      <text:p text:style-name="P8">Ask yourself: If you knew these three only, would you be comfortable enough to create a website with potentially 50 different kind of interactions which would only grow over time? Can you really ask a team of 8 developers to start creating different parts of our website in parallel? Let’s really think what is the problem with simply collecting some web pages and calling it a website.</text:p>
      <text:p text:style-name="P8"/>
      <text:p text:style-name="P8">&lt;&lt;&lt; Diagram: Each different user request being served with different web page&gt;&gt;&gt;</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2T20:50:24.993526387</meta:creation-date>
    <dc:date>2021-06-23T00:16:19.884751100</dc:date>
    <meta:editing-duration>PT37M38S</meta:editing-duration>
    <meta:editing-cycles>7</meta:editing-cycles>
    <meta:generator>LibreOffice/7.1.3.2$Linux_X86_64 LibreOffice_project/10$Build-2</meta:generator>
    <meta:document-statistic meta:table-count="0" meta:image-count="0" meta:object-count="0" meta:page-count="2" meta:paragraph-count="25" meta:word-count="724" meta:character-count="4419" meta:non-whitespace-character-count="3719"/>
  </office:meta>
</office:document-meta>
</file>